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00010000041D000001DBFE031BB54EA88CA0.png" manifest:media-type="image/png"/>
  <manifest:file-entry manifest:full-path="Pictures/100048B800001B6E00000B7822A3FAAEBE51E006.wmf" manifest:media-type="image/x-wmf"/>
  <manifest:file-entry manifest:full-path="Pictures/100000010000041D000001DBDD56226970007A4F.png" manifest:media-type="image/png"/>
  <manifest:file-entry manifest:full-path="Pictures/10001A070000819B00003A65B4E95F85BABC18C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adornments="Italic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209cm" fo:min-width="3.383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4.95cm" fo:min-width="4.8cm"/>
      <style:paragraph-properties style:writing-mode="lr-tb"/>
    </style:style>
    <style:style style:name="gr6" style:family="graphic" style:parent-style-name="objectwithoutfill">
      <style:graphic-properties draw:marker-end="Arrow_20_concave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start="Arrow_20_concave" draw:marker-start-width="0.305cm" draw:marker-end="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svg:stroke-width="0.159cm" svg:stroke-color="#000000" draw:marker-start-width="0.438cm" draw:marker-end-width="0.438cm" draw:fill-color="#ffffff" draw:opacity="100%" draw:textarea-horizontal-align="justify" draw:textarea-vertical-align="middle" draw:auto-grow-height="false" fo:min-height="0.282cm" fo:min-width="0cm" fo:padding-top="0.204cm" fo:padding-bottom="0.204cm" fo:padding-left="0.329cm" fo:padding-right="0.329cm" fo:wrap-option="wrap" draw:shadow-opacity="100%"/>
    </style:style>
    <style:style style:name="gr9" style:family="graphic" style:parent-style-name="objectwithoutfill">
      <style:graphic-properties svg:stroke-width="0.106cm" draw:marker-start-width="0.359cm" draw:marker-end-width="0.359cm" draw:fill="none" draw:opacity="100%" draw:textarea-vertical-align="middle" fo:padding-top="0.178cm" fo:padding-bottom="0.178cm" fo:padding-left="0.303cm" fo:padding-right="0.303cm" draw:shadow-opacity="100%"/>
    </style:style>
    <style:style style:name="gr10" style:family="graphic" style:parent-style-name="objectwithoutfill">
      <style:graphic-properties svg:stroke-width="0.212cm" draw:marker-start-width="0.518cm" draw:marker-end-width="0.518cm" draw:fill="none" draw:opacity="100%" draw:textarea-vertical-align="middle" fo:padding-top="0.231cm" fo:padding-bottom="0.231cm" fo:padding-left="0.356cm" fo:padding-right="0.356cm" draw:shadow-opacity="100%"/>
    </style:style>
    <style:style style:name="gr11" style:family="graphic" style:parent-style-name="standard">
      <style:graphic-properties svg:stroke-color="#000000" draw:fill-color="#ffffd7" draw:textarea-horizontal-align="justify" draw:textarea-vertical-align="middle" draw:auto-grow-height="false" fo:min-height="0.956cm" fo:min-width="2.761cm" fo:wrap-option="no-wrap"/>
      <style:paragraph-properties style:writing-mode="lr-tb"/>
    </style:style>
    <style:style style:name="gr12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8cm" fo:padding-bottom="0.08cm" fo:padding-left="0.205cm" fo:padding-right="0.205cm"/>
    </style:style>
    <style:style style:name="gr13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96cm" fo:padding-bottom="0.096cm" fo:padding-left="0.221cm" fo:padding-right="0.221cm"/>
    </style:style>
    <style:style style:name="gr14" style:family="graphic" style:parent-style-name="standard">
      <style:graphic-properties svg:stroke-width="0.035cm" svg:stroke-color="#000000" draw:marker-start-width="0.252cm" draw:marker-end-width="0.252cm" draw:opacity="100%" draw:textarea-vertical-align="middle" fo:padding-top="0.142cm" fo:padding-bottom="0.142cm" fo:padding-left="0.267cm" fo:padding-right="0.267cm" draw:shadow-opacity="100%"/>
    </style:style>
    <style:style style:name="gr15" style:family="graphic" style:parent-style-name="standard">
      <style:graphic-properties svg:stroke-color="#000000" draw:fill-color="#ffffd7" draw:textarea-horizontal-align="justify" draw:textarea-vertical-align="middle" draw:auto-grow-height="false" fo:min-height="0.736cm" fo:min-width="2.761cm" fo:wrap-option="no-wrap"/>
      <style:paragraph-properties style:writing-mode="lr-tb"/>
    </style:style>
    <style:style style:name="gr16" style:family="graphic" style:parent-style-name="standard">
      <style:graphic-properties svg:stroke-color="#000000" draw:fill-color="#ffffd7" draw:textarea-horizontal-align="justify" draw:textarea-vertical-align="middle" draw:auto-grow-height="false" fo:min-height="0.956cm" fo:min-width="2.017cm" fo:wrap-option="no-wrap"/>
      <style:paragraph-properties style:writing-mode="lr-tb"/>
    </style:style>
    <style:style style:name="gr17" style:family="graphic" style:parent-style-name="objectwithoutfill">
      <style:graphic-properties svg:stroke-width="0.102cm" draw:marker-start-width="0.381cm" draw:marker-end-width="0.381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opacity="100%" draw:textarea-horizontal-align="justify" draw:textarea-vertical-align="middle" draw:auto-grow-height="false" fo:min-height="2.729cm" fo:min-width="2.831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svg:stroke-width="0.159cm" svg:stroke-color="#000000" draw:marker-start-width="0.438cm" draw:marker-end-width="0.438cm" draw:fill-color="#ffffff" draw:opacity="100%" draw:textarea-horizontal-align="justify" draw:textarea-vertical-align="middle" draw:auto-grow-height="false" fo:min-height="0.853cm" fo:min-width="0.603cm" fo:padding-top="0.204cm" fo:padding-bottom="0.204cm" fo:padding-left="0.329cm" fo:padding-right="0.329cm" fo:wrap-option="wrap" draw:shadow-opacity="100%"/>
    </style:style>
    <style:style style:name="gr2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267cm" fo:min-width="3.865cm"/>
    </style:style>
    <style:style style:name="gr24" style:family="graphic" style:parent-style-name="standard" style:list-style-name="L1">
      <style:graphic-properties svg:stroke-color="#000000" draw:fill-color="#ffffd7" draw:textarea-horizontal-align="justify" draw:textarea-vertical-align="middle" draw:auto-grow-height="false" fo:min-height="0.736cm" fo:min-width="4.405cm" fo:wrap-option="no-wrap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2cm" fo:min-width="3.939cm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title">
      <style:graphic-properties draw:auto-grow-height="true" fo:min-height="1.737cm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4.211cm"/>
      <style:paragraph-properties style:writing-mode="lr-tb"/>
    </style:style>
    <style:style style:name="pr8" style:family="presentation" style:parent-style-name="master-title">
      <style:graphic-properties fo:min-height="1.741cm"/>
      <style:paragraph-properties style:writing-mode="lr-tb"/>
    </style:style>
    <style:style style:name="pr9" style:family="presentation" style:parent-style-name="master-outline1">
      <style:graphic-properties fo:min-height="14.15cm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3.501cm"/>
      <style:paragraph-properties style:writing-mode="lr-tb"/>
    </style:style>
    <style:style style:name="pr11" style:family="presentation" style:parent-style-name="master-title">
      <style:graphic-properties fo:min-height="1.737cm"/>
      <style:paragraph-properties style:writing-mode="lr-tb"/>
    </style:style>
    <style:style style:name="pr12" style:family="presentation" style:parent-style-name="master-notes">
      <style:graphic-properties draw:fill-color="#ffffff" draw:auto-grow-height="false" draw:fit-to-size="false" style:shrink-to-fit="true" fo:min-height="13.364cm"/>
      <style:paragraph-properties style:writing-mode="lr-tb"/>
    </style:style>
    <style:style style:name="pr13" style:family="presentation" style:parent-style-name="master-notes">
      <style:graphic-properties draw:fill-color="#ffffff" draw:auto-grow-height="true" fo:min-height="13.411cm"/>
      <style:paragraph-properties style:writing-mode="lr-tb"/>
    </style:style>
    <style:style style:name="pr14" style:family="presentation" style:parent-style-name="master-outline1" style:list-style-name="L5">
      <style:graphic-properties/>
      <style:paragraph-properties style:writing-mode="lr-tb"/>
    </style:style>
    <style:style style:name="pr15" style:family="presentation" style:parent-style-name="master-notes">
      <style:graphic-properties draw:fill-color="#ffffff" fo:min-height="14.08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2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  <style:text-properties fo:language="ru" fo:country="RU"/>
    </style:style>
    <style:style style:name="P9" style:family="paragraph">
      <style:paragraph-properties fo:margin-left="0cm" fo:margin-right="0cm" fo:margin-top="0cm" fo:margin-bottom="0.4cm" fo:text-indent="0cm" style:writing-mode="lr-tb"/>
      <style:text-properties fo:color="#000000" loext:opacity="100%" fo:font-size="28pt" fo:language="ru" fo:country="RU" style:font-size-asian="28pt" style:font-size-complex="28pt"/>
    </style:style>
    <style:style style:name="P10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cm" fo:margin-bottom="0.4cm" fo:text-indent="0cm"/>
    </style:style>
    <style:style style:name="P13" style:family="paragraph">
      <style:paragraph-properties fo:margin-top="0cm" fo:margin-bottom="0.2cm"/>
    </style:style>
    <style:style style:name="P14" style:family="paragraph">
      <style:paragraph-properties fo:margin-top="0cm" fo:margin-bottom="0.5cm"/>
    </style:style>
    <style:style style:name="P15" style:family="paragraph">
      <style:paragraph-properties fo:margin-top="0cm" fo:margin-bottom="0.4cm"/>
    </style:style>
    <style:style style:name="P16" style:family="paragraph">
      <style:paragraph-properties style:writing-mode="lr-tb"/>
      <style:text-properties fo:font-size="28pt" style:font-size-asian="28pt" style:font-size-complex="28pt"/>
    </style:style>
    <style:style style:name="P17" style:family="paragraph">
      <style:paragraph-properties fo:margin-left="0cm" fo:margin-right="0cm" fo:margin-top="0cm" fo:margin-bottom="0.2cm" fo:text-indent="-0.6cm"/>
    </style:style>
    <style:style style:name="P18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text-align="start" style:writing-mode="lr-tb"/>
      <style:text-properties style:font-name="Liberation Mono" fo:font-size="18pt" fo:language="ru" fo:country="RU"/>
    </style:style>
    <style:style style:name="P20" style:family="paragraph">
      <style:paragraph-properties style:writing-mode="lr-tb"/>
      <style:text-properties fo:font-size="22pt" style:font-size-asian="22pt" style:font-size-complex="22pt"/>
    </style:style>
    <style:style style:name="P21" style:family="paragraph">
      <style:paragraph-properties fo:text-align="center" style:writing-mode="lr-tb"/>
      <style:text-properties fo:font-size="16pt" style:font-size-asian="16pt" style:font-size-complex="16pt"/>
    </style:style>
    <style:style style:name="P2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2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Liberation Sans2" fo:font-size="14pt" style:font-size-asian="14pt" style:font-size-complex="14pt"/>
    </style:style>
    <style:style style:name="P25" style:family="paragraph">
      <style:paragraph-properties fo:line-height="100%" fo:text-align="center"/>
    </style:style>
    <style:style style:name="P26" style:family="paragraph">
      <loext:graphic-properties draw:fill="none"/>
      <style:paragraph-properties fo:line-height="100%" fo:text-align="center" style:writing-mode="lr-tb"/>
      <style:text-properties fo:font-size="14pt" style:font-size-asian="14pt" style:font-size-complex="14pt"/>
    </style:style>
    <style:style style:name="P27" style:family="paragraph">
      <loext:graphic-properties draw:fill-color="#ffffff" draw:opacity="100%"/>
      <style:paragraph-properties fo:text-align="center"/>
    </style:style>
    <style:style style:name="P28" style:family="paragraph">
      <loext:graphic-properties draw:fill="none" draw:opacity="100%"/>
      <style:paragraph-properties fo:text-align="center"/>
    </style:style>
    <style:style style:name="P29" style:family="paragraph">
      <style:paragraph-properties fo:text-align="center" style:writing-mode="lr-tb"/>
      <style:text-properties fo:font-size="14pt" style:font-size-asian="14pt" style:font-size-complex="14pt"/>
    </style:style>
    <style:style style:name="P30" style:family="paragraph">
      <loext:graphic-properties draw:fill-color="#ffffd7"/>
      <style:paragraph-properties fo:text-align="center" style:writing-mode="lr-tb"/>
      <style:text-properties fo:font-size="14pt" style:font-size-asian="14pt" style:font-size-complex="14pt"/>
    </style:style>
    <style:style style:name="P31" style:family="paragraph">
      <loext:graphic-properties draw:fill="solid" draw:fill-color="#ffffff"/>
    </style:style>
    <style:style style:name="P32" style:family="paragraph">
      <loext:graphic-properties draw:opacity="100%"/>
      <style:paragraph-properties fo:text-align="center"/>
    </style:style>
    <style:style style:name="P33" style:family="paragraph">
      <loext:graphic-properties draw:fill="none"/>
      <style:paragraph-properties fo:text-align="center"/>
    </style:style>
    <style:style style:name="P34" style:family="paragraph">
      <style:paragraph-properties fo:margin-left="0cm" fo:margin-right="0cm" fo:margin-top="0cm" fo:margin-bottom="0.2cm" fo:text-indent="-0.6cm"/>
      <style:text-properties fo:hyphenate="false" loext:hyphenation-no-caps="false"/>
    </style:style>
    <style:style style:name="P35" style:family="paragraph">
      <style:paragraph-properties fo:margin-left="0cm" fo:margin-right="0cm" fo:margin-top="0cm" fo:margin-bottom="0.406cm" fo:text-indent="0cm"/>
    </style:style>
    <style:style style:name="P36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fo:language="ru" fo:country="RU"/>
    </style:style>
    <style:style style:name="P37" style:family="paragraph">
      <style:paragraph-properties fo:margin-left="0cm" fo:margin-right="0cm" fo:margin-top="0cm" fo:margin-bottom="0.2cm" fo:text-indent="-0.6cm" style:writing-mode="lr-tb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="none" draw:opacity="100%"/>
      <style:paragraph-properties fo:text-align="center" style:writing-mode="lr-tb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style:paragraph-properties fo:margin-left="0cm" fo:margin-right="0cm" fo:margin-top="0cm" fo:margin-bottom="0.2cm" fo:line-height="100%" fo:text-align="center" fo:text-indent="-0.6cm" style:writing-mode="lr-tb"/>
      <style:text-properties fo:font-size="14pt" style:font-size-asian="14pt" style:font-size-complex="14pt"/>
    </style:style>
    <style:style style:name="P42" style:family="paragraph">
      <loext:graphic-properties draw:fill-color="#ffffd7"/>
      <style:paragraph-properties fo:margin-left="0cm" fo:margin-right="0cm" fo:margin-top="0cm" fo:margin-bottom="0.2cm" fo:line-height="100%" fo:text-align="center" fo:text-indent="-0.6cm" style:writing-mode="lr-tb"/>
      <style:text-properties fo:font-size="14pt" style:font-size-asian="14pt" style:font-size-complex="14pt"/>
    </style:style>
    <style:style style:name="P43" style:family="paragraph">
      <style:paragraph-properties fo:margin-top="0cm" fo:margin-bottom="0.4cm" style:writing-mode="lr-tb"/>
      <style:text-properties fo:color="#000000" loext:opacity="100%" fo:language="ru" fo:country="RU"/>
    </style:style>
    <style:style style:name="P44" style:family="paragraph">
      <loext:graphic-properties draw:fill-color="#ffffff"/>
      <style:paragraph-properties style:writing-mode="lr-tb"/>
      <style:text-properties fo:language="ru" fo:country="RU"/>
    </style:style>
    <style:style style:name="P45" style:family="paragraph">
      <style:paragraph-properties style:writing-mode="lr-tb"/>
      <style:text-properties fo:font-size="26pt" fo:language="ru" fo:country="RU" style:font-size-asian="26pt" style:font-size-complex="26pt"/>
    </style:style>
    <style:style style:name="P46" style:family="paragraph">
      <style:paragraph-properties fo:margin-left="0cm" fo:margin-right="0cm" fo:text-indent="0cm" style:writing-mode="lr-tb"/>
    </style:style>
    <style:style style:name="P47" style:family="paragraph">
      <loext:graphic-properties draw:fill-color="#ffffff"/>
      <style:paragraph-properties fo:margin-left="0cm" fo:margin-right="0cm" fo:text-indent="0cm" style:writing-mode="lr-tb"/>
      <style:text-properties fo:font-size="14pt" fo:language="ru" fo:country="RU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ru" fo:country="RU" fo:font-style="normal" fo:text-shadow="none" style:text-underline-style="none" fo:font-weight="normal" style:letter-kerning="true" style:font-name-asian="Droid Sans Fallback1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ru" fo:country="RU" fo:font-style="normal" fo:text-shadow="none" style:text-underline-style="none" fo:font-weight="normal" style:letter-kerning="true" style:font-name-asian="Droid Sans Fallback1" style:font-size-asian="44pt" style:font-style-asian="normal" style:font-weight-asian="normal" style:font-name-complex="Free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language="ru" fo:country="RU"/>
    </style:style>
    <style:style style:name="T12" style:family="text">
      <style:text-properties style:font-name="Liberation Serif" fo:font-size="28pt" fo:language="ru" fo:country="RU" style:font-size-asian="28pt" style:font-size-complex="28pt"/>
    </style:style>
    <style:style style:name="T13" style:family="text">
      <style:text-properties style:font-name="Liberation Serif" fo:font-size="22pt" fo:language="ru" fo:country="RU" style:font-size-asian="22pt" style:font-size-complex="2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28.1000003814697pt" style:font-style-asian="normal" style:font-weight-asian="normal" style:font-name-complex="FreeSans1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Mono" fo:font-size="18pt" fo:language="ru" fo:country="RU"/>
    </style:style>
    <style:style style:name="T17" style:family="text">
      <style:text-properties fo:font-size="16pt" fo:language="ru" fo:country="RU" style:font-size-asian="16pt" style:font-size-complex="16pt"/>
    </style:style>
    <style:style style:name="T18" style:family="text">
      <style:text-properties fo:font-size="6pt" fo:language="ru" fo:country="RU" style:font-size-asian="6pt" style:font-size-complex="6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use-window-font-color="true" loext:opacity="0%" fo:font-size="14pt" fo:language="ru" fo:country="RU" style:text-underline-style="solid" style:text-underline-width="auto" style:text-underline-color="font-color" style:font-size-asian="14pt" style:font-size-complex="14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2pt" fo:language="ru" fo:country="RU" style:font-size-asian="22pt" style:font-size-complex="22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1" style:font-size-asian="28.1000003814697pt" style:font-style-asian="normal" style:font-weight-asian="normal" style:font-name-complex="FreeSans1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4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roid Sans Fallback1" style:font-size-asian="28.1000003814697pt" style:font-style-asian="italic" style:font-weight-asian="normal" style:font-name-complex="FreeSans1" style:font-size-complex="28.1000003814697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4pt" fo:language="ru" fo:country="RU"/>
    </style:style>
    <style:style style:name="T29" style:family="text">
      <style:text-properties fo:color="#000000" loext:opacity="100%" fo:font-size="14pt" fo:language="ru" fo:country="RU"/>
    </style:style>
    <style:style style:name="T30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1" style:font-size-asian="14pt" style:font-weight-asian="normal" style:font-name-complex="FreeSans1" style:font-size-complex="14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1" style:font-size-asian="14pt" style:font-style-asian="italic" style:font-weight-asian="normal" style:font-name-complex="FreeSans1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fo:font-size="14pt" fo:language="ru" fo:country="RU" style:text-underline-style="solid" style:text-underline-width="auto" style:text-underline-color="font-color" fo:background-color="transparent" style:font-size-asian="14pt" style:font-size-complex="14pt"/>
    </style:style>
    <style:style style:name="T34" style:family="text">
      <style:text-properties fo:color="#000000" loext:opacity="100%" fo:language="ru" fo:country="RU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6pt" fo:language="ru" fo:country="RU" fo:font-style="normal" fo:text-shadow="none" style:text-underline-style="none" fo:font-weight="normal" style:letter-kerning="true" style:font-name-asian="Droid Sans Fallback1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ostgres Pro Enterprise 16</text:span><text:span text:style-name="T2"><text:line-break/></text:span><text:span text:style-name="T2">Аудит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23</text:span><text:span text:style-name="T7">–</text:span><text:span text:style-name="T6">2025</text:span></text:p>
              <text:p text:style-name="P5"><text:span text:style-name="T8">Авторы: </text:span><text:span text:style-name="T6">Алексей Береснев, Илья Баштанов, Павел Толмаче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9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9">Обратная</text:span><text:span text:style-name="T10"> </text:span><text:span text:style-name="T9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9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>Расширение pg_proaudit</text:p>
              </text:list-item>
              <text:list-item>
                <text:p>Возможности pg_proaudit</text:p>
              </text:list-item>
              <text:list-item>
                <text:p>Аудит ролей и объектов</text:p>
              </text:list-item>
              <text:list-item>
                <text:p>Сохранение настроек</text:p>
              </text:list-item>
              <text:list-item>
                <text:p>Запись событий аудит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6" draw:text-style-name="P11" draw:layer="layout" svg:width="19.8cm" svg:height="1.737cm" svg:x="1.2cm" svg:y="0.74cm" presentation:class="title" presentation:user-transformed="true">
          <draw:text-box>
            <text:p>Расширение pg_proaudit</text:p>
          </draw:text-box>
        </draw:frame>
        <draw:frame presentation:style-name="pr4" draw:text-style-name="P16" draw:layer="layout" svg:width="25.6cm" svg:height="14.4cm" svg:x="1.2cm" svg:y="4.8cm" presentation:class="outline">
          <draw:text-box>
            <text:list text:style-name="L3">
              <text:list-item>
                <text:p text:style-name="P12"><text:span text:style-name="T12">Аудит — средство обеспечения безопасности</text:span></text:p>
                <text:list>
                  <text:list-item>
                    <text:p text:style-name="P13"><text:span text:style-name="T13">не отладка (поиск ошибок и неисправностей)</text:span></text:p>
                  </text:list-item>
                  <text:list-item>
                    <text:p text:style-name="P14"><text:span text:style-name="T13">не мониторинг (выявление аномалий и проблем)</text:span></text:p>
                  </text:list-item>
                </text:list>
              </text:list-item>
              <text:list-item>
                <text:p text:style-name="P15"><text:span text:style-name="T14">Не зависит от обычного журнала сообщений</text:span></text:p>
                <text:list>
                  <text:list-item>
                    <text:p text:style-name="P13"><text:span text:style-name="T13">отдельный фоновый процесс</text:span></text:p>
                  </text:list-item>
                  <text:list-item>
                    <text:p text:style-name="P14"><text:span text:style-name="T13">отдельный протокол событий безопасности</text:span></text:p>
                  </text:list-item>
                </text:list>
              </text:list-item>
              <text:list-item>
                <text:p text:style-name="P15"><text:span text:style-name="T12">Доступ к расширению и протоколам событий безопасности должен быть предоставлен только уполномоченным роля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8" draw:layer="layout" svg:width="16.799cm" svg:height="14.211cm" svg:x="2.1cm" svg:y="14.107cm" presentation:class="notes" presentation:user-transformed="true">
            <draw:text-box>
              <text:p text:style-name="P17"><text:span text:style-name="T6">Аудит регистрирует действия, связанные с объектами кластера баз данных. При этом поток регистрируемых событий может быть очень велик, что затрудняет анализ инцидентов. Поэтому требуется точный выбор объектов наблюдения.</text:span></text:p>
              <text:p text:style-name="P17"><text:span text:style-name="T6">Расширение pg_proaudit разработано в Postgres Professional для регистрации событий, связанных с безопасностью. Оно реализует концепцию независимости подсистемы аудита. Для этого запускается отдельный фоновый процесс pg_proaudit logging worker, который протоколирует события независимо от записи в обычный журнал сообщений сервера.</text:span></text:p>
              <text:p text:style-name="P17"><text:span text:style-name="T15">Место размещения протокола о событиях в файловой системе или настройки для передачи протокола в syslog определяются с помощью параметров конфигурации расширения </text:span><text:span text:style-name="T6">pg_proaudit.</text:span></text:p>
              <text:p text:style-name="P17"><text:span text:style-name="T6">Пользователь Postgres Pro с атрибутом SUPERUSER должен давать доступ к расширению pg_proaudit и протоколам событий безопасности только пользователям, исполняющим роль администратора информационной безопасности.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Возможности pg_proaudit</text:p>
          </draw:text-box>
        </draw:frame>
        <draw:frame presentation:style-name="pr4" draw:text-style-name="P20" draw:layer="layout" svg:width="25.6cm" svg:height="7.805cm" svg:x="1.2cm" svg:y="12.299cm" presentation:class="outline" presentation:user-transformed="true">
          <draw:text-box>
            <text:list text:style-name="L3">
              <text:list-item>
                <text:p text:style-name="P15"><text:span text:style-name="T12">Классы фиксируемых событий</text:span></text:p>
                <text:list>
                  <text:list-item>
                    <text:p text:style-name="P13"><text:span text:style-name="T13">подключения и отключения</text:span></text:p>
                  </text:list-item>
                  <text:list-item>
                    <text:p text:style-name="P13"><text:span text:style-name="T13">команды DDL — создание, изменение и удаление объектов баз данных</text:span></text:p>
                  </text:list-item>
                  <text:list-item>
                    <text:p text:style-name="P13"><text:span text:style-name="T13">команды DML — обращение к объектам баз данных</text:span></text:p>
                  </text:list-item>
                  <text:list-item>
                    <text:p text:style-name="P13"><text:span text:style-name="T13">команды DCL — управление доступом к объектам баз данных</text:span></text:p>
                  </text:list-item>
                  <text:list-item>
                    <text:p text:style-name="P13"><text:span text:style-name="T13">действия, выполняемые заданной ролью</text:span></text:p>
                  </text:list-item>
                </text:list>
              </text:list-item>
            </text:list>
          </draw:text-box>
        </draw:frame>
        <draw:custom-shape draw:style-name="gr4" draw:text-style-name="P22" draw:layer="layout" svg:width="3.883cm" svg:height="2.459cm" svg:x="6.375cm" svg:y="6.497cm">
          <text:p text:style-name="P21"><text:span text:style-name="T17">клиент</text:span></text:p>
          <draw:enhanced-geometry svg:viewBox="0 0 21600 21600" draw:type="rectangle" draw:enhanced-path="M 0 0 L 21600 0 21600 21600 0 21600 0 0 Z N"/>
        </draw:custom-shape>
        <draw:custom-shape draw:style-name="gr5" draw:text-style-name="P22" draw:layer="layout" svg:width="5.3cm" svg:height="5.2cm" svg:x="13.763cm" svg:y="5.282cm">
          <text:p text:style-name="P21"><text:span text:style-name="T18"><text:s/></text:span></text:p>
          <text:p text:style-name="P21"><text:span text:style-name="T17">PostgreSQL</text:span></text:p>
          <draw:enhanced-geometry svg:viewBox="0 0 21600 21600" draw:type="rectangle" draw:enhanced-path="M 0 0 L 21600 0 21600 21600 0 21600 0 0 Z N"/>
        </draw:custom-shape>
        <draw:line draw:style-name="gr6" draw:text-style-name="P24" draw:layer="layout" svg:x1="10.242cm" svg:y1="7.581cm" svg:x2="13.797cm" svg:y2="7.581cm">
          <text:p text:style-name="P23"><text:span text:style-name="T19"/></text:p>
          <text:p text:style-name="P23"><text:span text:style-name="T19"/></text:p>
        </draw:line>
        <draw:line draw:style-name="gr7" draw:text-style-name="P26" draw:layer="layout" svg:x1="10.258cm" svg:y1="7.908cm" svg:x2="13.752cm" svg:y2="7.908cm">
          <text:p text:style-name="P25"><text:span text:style-name="T20"/></text:p>
          <text:p text:style-name="P25"><text:span text:style-name="T20"/></text:p>
        </draw:line>
        <draw:custom-shape draw:style-name="gr8" draw:text-style-name="P27" draw:layer="layout" svg:width="0.908cm" svg:height="0.974cm" svg:x="11.043cm" svg:y="7.26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8" draw:layer="layout" svg:x1="11.824cm" svg:y1="7.425cm" svg:x2="12.543cm" svg:y2="6.736cm">
          <text:p/>
        </draw:line>
        <draw:line draw:style-name="gr10" draw:text-style-name="P28" draw:layer="layout" svg:x1="12.026cm" svg:y1="7.236cm" svg:x2="12.543cm" svg:y2="6.736cm">
          <text:p/>
        </draw:line>
        <draw:custom-shape draw:style-name="gr11" draw:text-style-name="P30" draw:layer="layout" svg:width="4.633cm" svg:height="1.712cm" svg:x="7.821cm" svg:y="4.025cm">
          <text:p text:style-name="P29"><text:span text:style-name="T20">подключения</text:span></text:p>
          <text:p text:style-name="P29"><text:span text:style-name="T20">и отключения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113.0772550712 36516.98774080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ath draw:style-name="gr12" draw:text-style-name="P31" draw:layer="layout" svg:width="1.967cm" svg:height="1.935cm" svg:x="15.013cm" svg:y="7.622cm" svg:viewBox="0 0 1968 1936" svg:d="M493 90c-9 3-13 12-11 20l57 298c-49 37-91 82-129 129l-312-46c-8-1-16 4-19 10l-78 184c-3 8 0 18 8 22l258 172c-8 65-5 130 5 196l-247 178c-6 4-10 15-6 21l33 79 33 79c3 7 12 13 21 10l301-47c39 53 86 101 137 142l-57 302c-3 8 3 17 11 20l186 75c8 4 18 0 21-6l186-251c61 8 124 8 185 1l174 250c3 6 15 10 21 6l186-76c9-3 13-11 10-19l-47-304c52-39 96-84 134-133l312 57c8 2 17-3 20-11h1l75-183 2-2c1 0 1-1 1-3 0-7-1-13-8-17l-259-187c8-57 10-114 4-172l258-172c7-6 10-15 5-23l-43-104-44-104c-4-8-12-13-20-12l-307 59c-37-46-79-85-125-118l47-313c0-7-1-13-7-17-1-2-3-2-4-3h-1l-185-74v-2c-9-3-18 0-23 8l-179 259c-62-9-126-9-189 0l-186-249c-4-5-13-9-21-5zM850 646c181-74 388 10 464 188 75 179-10 383-191 458-181 74-389-10-464-188-74-179 10-384 191-458z">
            <text:p/>
          </draw:path>
          <draw:path draw:style-name="gr13" draw:text-style-name="P31" draw:layer="layout" svg:width="1.307cm" svg:height="1.289cm" svg:x="16.505cm" svg:y="6.738cm" svg:viewBox="0 0 1308 1290" svg:d="M559 4c-5 0-10 5-11 10l-34 193c-38 11-74 28-107 48l-178-98c-4-2-10-2-14 2l-89 92c-3 5-4 11-1 16l116 162c-19 36-34 77-41 119l-191 51c-5 2-9 7-9 12l2 55 1 55c1 6 6 11 11 12l192 38c12 41 28 80 50 116l-104 169c-4 5-2 11 1 15l95 87c4 4 10 4 15 1l169-109c36 18 73 32 112 42l47 190c1 5 6 8 11 8l130-3c6-2 10-4 11-9l41-194c40-13 77-29 111-51l175 105c5 2 11 2 15-3l88-93h1c0-1 1-1 1-2 2-4 2-8 0-12l-113-170c18-33 33-67 42-104l195-45c6-2 9-8 9-13l-2-73-3-72c0-5-4-10-9-11l-198-34c-11-35-29-69-49-100l101-176c2-5 2-9 0-13 0-1 0-1-2-2h-1l-94-88c-4-3-10-3-14-1l-168 116c-36-19-74-33-114-44l-55-189c-1-6-5-9-11-9zM646 420c126-5 231 93 236 218 4 124-95 227-221 232-125 4-231-94-236-218-4-125 95-228 221-232z">
            <text:p/>
          </draw:path>
        </draw:g>
        <draw:custom-shape draw:style-name="gr8" draw:text-style-name="P27" draw:layer="layout" svg:width="0.908cm" svg:height="0.974cm" svg:x="16.898cm" svg:y="7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8" draw:layer="layout" svg:x1="17.679cm" svg:y1="8.276cm" svg:x2="18.398cm" svg:y2="8.965cm">
          <text:p/>
        </draw:line>
        <draw:ellipse draw:style-name="gr14" draw:text-style-name="P32" draw:layer="layout" svg:width="0.73cm" svg:height="0.756cm" svg:x="17.026cm" svg:y="7.566cm" draw:kind="arc" draw:start-angle="118.27" draw:end-angle="180.06">
          <text:p/>
        </draw:ellipse>
        <draw:line draw:style-name="gr10" draw:text-style-name="P28" draw:layer="layout" svg:x1="17.881cm" svg:y1="8.465cm" svg:x2="18.398cm" svg:y2="8.965cm">
          <text:p/>
        </draw:line>
        <draw:custom-shape draw:style-name="gr8" draw:text-style-name="P27" draw:layer="layout" svg:width="0.908cm" svg:height="0.974cm" svg:x="15.627cm" svg:y="8.80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8" draw:layer="layout" svg:x1="15.754cm" svg:y1="9.62cm" svg:x2="15.035cm" svg:y2="10.309cm">
          <text:p/>
        </draw:line>
        <draw:line draw:style-name="gr10" draw:text-style-name="P28" draw:layer="layout" svg:x1="15.552cm" svg:y1="9.809cm" svg:x2="15.035cm" svg:y2="10.309cm">
          <text:p/>
        </draw:line>
        <draw:custom-shape draw:style-name="gr15" draw:text-style-name="P30" draw:layer="layout" svg:width="4.633cm" svg:height="1.4cm" svg:x="16.04cm" svg:y="10.849cm">
          <text:p text:style-name="P29"><text:span text:style-name="T20">DDL, DML, DCL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332.75787656452 -11208.56531049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30" draw:layer="layout" svg:width="3.577cm" svg:height="1.712cm" svg:x="19.498cm" svg:y="6.263cm">
          <text:p text:style-name="P29"><text:span text:style-name="T20">действия</text:span></text:p>
          <text:p text:style-name="P29"><text:span text:style-name="T20">роли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751.36948015651 29077.4080560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17" draw:text-style-name="P33" draw:layer="layout" svg:x1="11.25cm" svg:y1="7.315cm" svg:x2="11.704cm" svg:y2="7.315cm">
          <text:p/>
        </draw:line>
        <draw:line draw:style-name="gr17" draw:text-style-name="P33" draw:layer="layout" svg:x1="11.13cm" svg:y1="8.066cm" svg:x2="11.853cm" svg:y2="8.062cm">
          <text:p/>
        </draw:line>
        <draw:polyline draw:style-name="gr18" draw:text-style-name="P33" draw:layer="layout" svg:width="0.792cm" svg:height="0.546cm" svg:x="16.935cm" svg:y="7.66cm" svg:viewBox="0 0 793 547" draw:points="0,547 391,547 487,174 793,0">
          <text:p/>
        </draw:polyline>
        <draw:line draw:style-name="gr17" draw:text-style-name="P33" draw:layer="layout" svg:x1="15.618cm" svg:y1="9.495cm" svg:x2="16.461cm" svg:y2="9.486cm">
          <text:p/>
        </draw:line>
        <draw:ellipse draw:style-name="gr14" draw:text-style-name="P32" draw:layer="layout" svg:width="0.73cm" svg:height="0.756cm" svg:x="15.745cm" svg:y="8.923cm" draw:kind="arc" draw:start-angle="118.27" draw:end-angle="180.06">
          <text:p/>
        </draw:ellipse>
        <draw:ellipse draw:style-name="gr14" draw:text-style-name="P32" draw:layer="layout" svg:width="0.73cm" svg:height="0.756cm" svg:x="11.169cm" svg:y="7.377cm" draw:kind="arc" draw:start-angle="118.27" draw:end-angle="180.06">
          <text:p/>
        </draw:ellips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18" draw:layer="layout" svg:width="16.799cm" svg:height="13.501cm" svg:x="2.1cm" svg:y="14.107cm" presentation:class="notes" presentation:user-transformed="true">
            <draw:text-box>
              <text:p text:style-name="P17"><text:span text:style-name="T6">Расширение pg_proaudit позволяет отслеживать действия заданных ролей или следить за операциями с заданными объектами, например, таблицами, или же с определенными классами объектов. Классы фиксируемых событий:</text:span></text:p>
              <text:list text:style-name="L4">
                <text:list-item>
                  <text:p text:style-name="P34"><text:span text:style-name="T6">команды создания, изменения и удаления объектов</text:span></text:p>
                </text:list-item>
                <text:list-item>
                  <text:p text:style-name="P34"><text:span text:style-name="T6">команды управления доступом к объектам баз данных</text:span></text:p>
                </text:list-item>
                <text:list-item>
                  <text:p text:style-name="P34"><text:span text:style-name="T6">обращения к объектам баз данных</text:span></text:p>
                </text:list-item>
                <text:list-item>
                  <text:p text:style-name="P34"><text:span text:style-name="T6">подключение к базе данных</text:span></text:p>
                </text:list-item>
                <text:list-item>
                  <text:p text:style-name="P34"><text:span text:style-name="T6">отключение от базы данных</text:span></text:p>
                </text:list-item>
                <text:list-item>
                  <text:p text:style-name="P34"><text:span text:style-name="T6">любые команды, выполняемые заданным пользователем</text:span></text:p>
                </text:list-item>
              </text:list>
              <text:p text:style-name="P17"><text:span text:style-name="T6">Фиксируемые события можно задать с помощью функций расширения или параметров конфигурации сервера.</text:span></text:p>
              <text:p text:style-name="P17"><text:span text:style-name="T6">Полный список регистрируемых событий приведен в документации: </text:span><text:span text:style-name="T21"><text:a xlink:href="https://postgrespro.ru/docs/enterprise/16/pg-proaudit#PG-PROAUDIT-EVENT-TYPES" xlink:type="simple">https://postgrespro.ru/docs/enterprise/16/pg-proaudit#PG-PROAUDIT-EVENT-TYPES</text:a>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11" draw:text-style-name="P8" draw:layer="layout" svg:width="19.8cm" svg:height="1.737cm" svg:x="1.2cm" svg:y="0.74cm" presentation:class="title" presentation:user-transformed="true">
          <draw:text-box>
            <text:p><text:span text:style-name="T11">Аудит ролей и объектов</text:span></text:p>
          </draw:text-box>
        </draw:frame>
        <draw:frame presentation:style-name="pr9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35"><text:span text:style-name="T22">Управление аудитом ролей, </text:span><text:span text:style-name="T11">объектов или типов объектов</text:span></text:p>
                <text:list>
                  <text:list-item>
                    <text:p text:style-name="P13"><text:span text:style-name="T23">pg_proaudit_set_rule</text:span></text:p>
                  </text:list-item>
                  <text:list-item>
                    <text:p text:style-name="P14"><text:span text:style-name="T23">pg_proaudit_remove_rule</text:span></text:p>
                  </text:list-item>
                </text:list>
              </text:list-item>
              <text:list-item>
                <text:p><text:span text:style-name="T11">Отключение аудита всех событий</text:span></text:p>
                <text:list>
                  <text:list-item>
                    <text:p text:style-name="P14"><text:span text:style-name="T11">pg_proaudit_reset</text:span></text:p>
                  </text:list-item>
                </text:list>
              </text:list-item>
              <text:list-item>
                <text:p text:style-name="P15"><text:span text:style-name="T11">Текущие настройки</text:span></text:p>
                <text:list>
                  <text:list-item>
                    <text:p text:style-name="P12"><text:span text:style-name="T11">представление pg_proaudit_setting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36" draw:layer="layout" svg:width="16.799cm" svg:height="13.364cm" svg:x="2.1cm" svg:y="14.107cm" presentation:class="notes" presentation:user-transformed="true">
            <draw:text-box>
              <text:p text:style-name="P17"><text:span text:style-name="T24">Для отслеживания действий, выполняемых конкретными ролями, а также </text:span><text:span text:style-name="T25">событий, связанных с определенным объектом или типом объектов базы данных </text:span><text:span text:style-name="T26">используются функции:</text:span></text:p>
              <text:list text:style-name="L4">
                <text:list-item>
                  <text:p text:style-name="P34"><text:span text:style-name="T26">pg_proaudit_set_rule — создание правила регистрации;</text:span></text:p>
                </text:list-item>
                <text:list-item>
                  <text:p text:style-name="P34"><text:span text:style-name="T26">pg_proaudit_remove_rule — удаление правила регистрации.</text:span></text:p>
                </text:list-item>
              </text:list>
              <text:p text:style-name="P17"><text:span text:style-name="T25">Функция pg_proaudit_reset отключает регистрацию всех событий.</text:span></text:p>
              <text:p text:style-name="P17"><text:span text:style-name="T25">Регистрация событий аудита запускается и останавливается немедленно при вызове этих функций.</text:span></text:p>
              <text:p text:style-name="P17"><text:span text:style-name="T25">Максимально допустимое количество правил определяется значением параметра </text:span><text:span text:style-name="T27">pg_proaudit.max_rules_count</text:span><text:span text:style-name="T25">.</text:span></text:p>
              <text:p text:style-name="P17"><text:span text:style-name="T26">Текущие настройки аудита можно получить с помощью представления pg_proaudit_settings.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11" draw:text-style-name="P8" draw:layer="layout" svg:width="19.8cm" svg:height="1.737cm" svg:x="1.2cm" svg:y="0.74cm" presentation:class="title" presentation:user-transformed="true">
          <draw:text-box>
            <text:p><text:span text:style-name="T11">Сохранение настроек</text:span></text:p>
          </draw:text-box>
        </draw:frame>
        <draw:frame presentation:style-name="pr9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11">Настройки хранятся в файле PGDATA/pg_proaudit.conf</text:span></text:p>
                <text:list>
                  <text:list-item>
                    <text:p text:style-name="P13"><text:span text:style-name="T11">pg_proaudit_save — сохраняет настройки регистрации событий</text:span></text:p>
                  </text:list-item>
                  <text:list-item>
                    <text:p text:style-name="P14"><text:span text:style-name="T11">pg_proaudit_reload — загружает настройки регистрации</text:span></text:p>
                  </text:list-item>
                </text:list>
              </text:list-item>
              <text:list-item>
                <text:p><text:span text:style-name="T11">Файл pg_proaudit.conf можно редактировать напрямую,</text:span><text:span text:style-name="T11"><text:line-break/></text:span><text:span text:style-name="T11">но после этого надо перечитать настрой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36" draw:layer="layout" svg:width="16.799cm" svg:height="13.364cm" svg:x="2.1cm" svg:y="14.107cm" presentation:class="notes" presentation:user-transformed="true">
            <draw:text-box>
              <text:p text:style-name="P37"><text:span text:style-name="T28">Настройки аудита, произведенные вызовами функций расширения pg_proaudit, будут потеряны после перезагрузки сервера, если не сохранить их в файле настроек pg_proaudit.conf.</text:span></text:p>
              <text:p text:style-name="P37"><text:span text:style-name="T28">Файл pg_proaudit.conf размещается в каталоге кластера данных (PGDATA), изменить его расположение нельзя.</text:span></text:p>
              <text:p text:style-name="P37"><text:span text:style-name="T28">Для сохранения текущих настроек в этот файл предназначена функция pg_proaudit_save. Аудит можно настраивать и непосредственным редактированием файла pg_proaudit.conf, но это не так удобно, как вызов функций расширения.</text:span></text:p>
              <text:p text:style-name="P37"><text:span text:style-name="T28">Если изменить настройки непосредственно в файле pg_proaudit.conf,</text:span><text:span text:style-name="T28"><text:line-break/></text:span><text:span text:style-name="T28">их нужно считать и применить функцией pg_proaudit_reload.</text:span></text:p>
              <text:p text:style-name="P37"><text:span text:style-name="T29">Настройки из файла также автоматически считываются при запуске сервера.</text:span></text:p>
            </draw:text-box>
          </draw:frame>
        </presentation:notes>
      </draw:page>
      <draw:page draw:name="page9" draw:style-name="dp1" draw:master-page-name="master" presentation:presentation-page-layout-name="AL1T1"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draw:custom-shape draw:style-name="gr4" draw:text-style-name="P22" draw:layer="layout" svg:width="3.883cm" svg:height="2.459cm" svg:x="3.975cm" svg:y="6.498cm">
          <text:p text:style-name="P21"><text:span text:style-name="T17">клиент</text:span></text:p>
          <draw:enhanced-geometry svg:viewBox="0 0 21600 21600" draw:type="rectangle" draw:enhanced-path="M 0 0 L 21600 0 21600 21600 0 21600 0 0 Z N"/>
        </draw:custom-shape>
        <draw:custom-shape draw:style-name="gr5" draw:text-style-name="P22" draw:layer="layout" svg:width="5.3cm" svg:height="5.2cm" svg:x="11.363cm" svg:y="5.283cm">
          <text:p text:style-name="P21"><text:span text:style-name="T18"><text:s/></text:span></text:p>
          <text:p text:style-name="P21"><text:span text:style-name="T17">PostgreSQL</text:span></text:p>
          <draw:enhanced-geometry svg:viewBox="0 0 21600 21600" draw:type="rectangle" draw:enhanced-path="M 0 0 L 21600 0 21600 21600 0 21600 0 0 Z N"/>
        </draw:custom-shape>
        <draw:line draw:style-name="gr6" draw:text-style-name="P24" draw:layer="layout" svg:x1="7.858cm" svg:y1="7.53cm" svg:x2="11.413cm" svg:y2="7.53cm">
          <text:p text:style-name="P23"><text:span text:style-name="T19"/></text:p>
          <text:p text:style-name="P23"><text:span text:style-name="T19"/></text:p>
        </draw:line>
        <draw:line draw:style-name="gr7" draw:text-style-name="P26" draw:layer="layout" svg:x1="7.858cm" svg:y1="7.939cm" svg:x2="11.352cm" svg:y2="7.939cm">
          <text:p text:style-name="P25"><text:span text:style-name="T20"/></text:p>
          <text:p text:style-name="P25"><text:span text:style-name="T20"/></text:p>
        </draw:line>
        <draw:g>
          <draw:path draw:style-name="gr12" draw:text-style-name="P31" draw:layer="layout" svg:width="1.967cm" svg:height="1.935cm" svg:x="12.613cm" svg:y="7.623cm" svg:viewBox="0 0 1968 1936" svg:d="M493 90c-9 3-13 12-11 20l57 298c-49 37-91 82-129 129l-312-46c-8-1-16 4-19 10l-78 184c-3 8 0 18 8 22l258 172c-8 65-5 130 5 196l-247 178c-6 4-10 15-6 21l33 79 33 79c3 7 12 13 21 10l301-47c39 53 86 101 137 142l-57 302c-3 8 3 17 11 20l186 75c8 4 18 0 21-6l186-251c61 8 124 8 185 1l174 250c3 6 15 10 21 6l186-76c9-3 13-11 10-19l-47-304c52-39 96-84 134-133l312 57c8 2 17-3 20-11h1l75-183 2-2c1 0 1-1 1-3 0-7-1-13-8-17l-259-187c8-57 10-114 4-172l258-172c7-6 10-15 5-23l-43-104-44-104c-4-8-12-13-20-12l-307 59c-37-46-79-85-125-118l47-313c0-7-1-13-7-17-1-2-3-2-4-3h-1l-185-74v-2c-9-3-18 0-23 8l-179 259c-62-9-126-9-189 0l-186-249c-4-5-13-9-21-5zM850 646c181-74 388 10 464 188 75 179-10 383-191 458-181 74-389-10-464-188-74-179 10-384 191-458z">
            <text:p/>
          </draw:path>
          <draw:path draw:style-name="gr13" draw:text-style-name="P31" draw:layer="layout" svg:width="1.307cm" svg:height="1.289cm" svg:x="14.105cm" svg:y="6.739cm" svg:viewBox="0 0 1308 1290" svg:d="M559 4c-5 0-10 5-11 10l-34 193c-38 11-74 28-107 48l-178-98c-4-2-10-2-14 2l-89 92c-3 5-4 11-1 16l116 162c-19 36-34 77-41 119l-191 51c-5 2-9 7-9 12l2 55 1 55c1 6 6 11 11 12l192 38c12 41 28 80 50 116l-104 169c-4 5-2 11 1 15l95 87c4 4 10 4 15 1l169-109c36 18 73 32 112 42l47 190c1 5 6 8 11 8l130-3c6-2 10-4 11-9l41-194c40-13 77-29 111-51l175 105c5 2 11 2 15-3l88-93h1c0-1 1-1 1-2 2-4 2-8 0-12l-113-170c18-33 33-67 42-104l195-45c6-2 9-8 9-13l-2-73-3-72c0-5-4-10-9-11l-198-34c-11-35-29-69-49-100l101-176c2-5 2-9 0-13 0-1 0-1-2-2h-1l-94-88c-4-3-10-3-14-1l-168 116c-36-19-74-33-114-44l-55-189c-1-6-5-9-11-9zM646 420c126-5 231 93 236 218 4 124-95 227-221 232-125 4-231-94-236-218-4-125 95-228 221-232z">
            <text:p/>
          </draw:path>
        </draw:g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Запись событий аудита</text:p>
          </draw:text-box>
        </draw:frame>
        <draw:frame presentation:style-name="pr4" draw:text-style-name="P16" draw:layer="layout" svg:width="25.6cm" svg:height="6.35cm" svg:x="1.2cm" svg:y="12.954cm" presentation:class="outline" presentation:user-transformed="true">
          <draw:text-box>
            <text:list text:style-name="L3">
              <text:list-item>
                <text:p text:style-name="P15"><text:span text:style-name="T12">Запись событий</text:span></text:p>
                <text:list>
                  <text:list-item>
                    <text:p text:style-name="P13"><text:span text:style-name="T13">в CSV-файлы на сервере</text:span></text:p>
                  </text:list-item>
                  <text:list-item>
                    <text:p text:style-name="P13"><text:span text:style-name="T13">в канал журналирования syslog</text:span></text:p>
                  </text:list-item>
                  <text:list-item>
                    <text:p><text:span text:style-name="T13">одновременно в оба приемника</text:span></text:p>
                  </text:list-item>
                </text:list>
              </text:list-item>
            </text:list>
          </draw:text-box>
        </draw:frame>
        <draw:custom-shape draw:style-name="gr19" draw:text-style-name="P39" draw:layer="layout" svg:width="3.364cm" svg:height="3.413cm" svg:x="20.611cm" svg:y="4.378cm">
          <text:p text:style-name="P38">CSV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39" draw:layer="layout" svg:width="3.364cm" svg:height="3.413cm" svg:x="20.488cm" svg:y="10.001cm">
          <text:p text:style-name="P38">syslog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7" draw:layer="layout" svg:width="1.781cm" svg:height="1.781cm" svg:x="13.988cm" svg:y="8.0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3" draw:layer="layout" svg:x1="14.267cm" svg:y1="9.544cm" svg:x2="12.857cm" svg:y2="10.805cm">
          <text:p/>
        </draw:line>
        <draw:line draw:style-name="gr22" draw:text-style-name="P33" draw:layer="layout" svg:x1="13.871cm" svg:y1="9.89cm" svg:x2="12.857cm" svg:y2="10.806cm">
          <text:p/>
        </draw:line>
        <draw:custom-shape draw:style-name="gr23" draw:text-style-name="P40" draw:layer="layout" svg:width="4.763cm" svg:height="1.007cm" draw:transform="rotate (0.523598775598299) translate (15.87cm 8.162cm)">
          <text:p/>
          <draw:enhanced-geometry svg:viewBox="0 0 21600 21600" draw:text-areas="0 ?f0 ?f5 ?f2" draw:type="right-arrow" draw:modifiers="18308.3123425693 5978.5714285714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6.969cm" svg:height="1.4cm" svg:x="13.03cm" svg:y="11.146cm">
          <text:p text:style-name="P41"><text:span text:style-name="T30">pg_proaudit.log_destina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241.37733142037 -16404.282655246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40" draw:layer="layout" svg:width="4.763cm" svg:height="1.007cm" draw:transform="rotate (0.523598775598299) translate (15.87cm 11.091cm)">
          <text:p/>
          <draw:enhanced-geometry svg:viewBox="0 0 21600 21600" draw:mirror-vertical="true" draw:text-areas="0 ?f0 ?f5 ?f2" draw:type="right-arrow" draw:modifiers="18308.3123425693 5978.5714285714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4" draw:text-style-name="P32" draw:layer="layout" svg:width="1.505cm" svg:height="1.365cm" svg:x="14.182cm" svg:y="8.23cm" draw:kind="arc" draw:start-angle="118.27" draw:end-angle="180.06">
          <text:p/>
        </draw:ellipse>
        <draw:polyline draw:style-name="gr18" draw:text-style-name="P33" draw:layer="layout" svg:width="0.653cm" svg:height="1.055cm" draw:transform="rotate (2.15932135056738) translate (15.0753973098833cm 9.77648657295253cm)" svg:viewBox="0 0 654 1056" draw:points="0,0 370,0 654,601 265,1056">
          <text:p/>
        </draw:poly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18" draw:layer="layout" svg:width="16.799cm" svg:height="13.411cm" svg:x="2.1cm" svg:y="14.107cm" presentation:class="notes" presentation:user-transformed="true">
            <draw:text-box>
              <text:p text:style-name="P17"><text:span text:style-name="T6">Параметр расширения </text:span><text:span text:style-name="T30">pg_proaudit.log_destination</text:span><text:span text:style-name="T6"> определяет способ фиксации событий безопасности:</text:span></text:p>
              <text:list text:style-name="L4">
                <text:list-item>
                  <text:p text:style-name="P34"><text:span text:style-name="T6">csvlog — записывать события в файл CSV;</text:span></text:p>
                </text:list-item>
                <text:list-item>
                  <text:p text:style-name="P34"><text:span text:style-name="T6">syslog — передавать события в syslog.</text:span></text:p>
                </text:list-item>
              </text:list>
              <text:p text:style-name="P17"><text:span text:style-name="T8">Формат строк CSV предопределен в расширении. П</text:span><text:span text:style-name="T31">араметр </text:span><text:span text:style-name="T32">pg_proaudit.log_filename </text:span><text:span text:style-name="T31">задает шаблон имен файлов CSV. Параметр </text:span><text:span text:style-name="T32">pg_proaudit.log_rotation_size</text:span><text:span text:style-name="T31"> задает максимальный размер файла протокола в килобайтах. Другой способ настройки ротации файлов протоколов — по времени, устанавливается параметром </text:span><text:span text:style-name="T32">pg_proaudit.log_rotation_age</text:span><text:span text:style-name="T8">. </text:span></text:p>
              <text:p text:style-name="P17"><text:span text:style-name="T6">Чтобы просматривать сообщения аудита в формате CSV из СУБД, можно подключить расширение file_fdw и использовать внешнюю таблицу (FOREIGN TABLE).</text:span></text:p>
              <text:p text:style-name="P17"><text:span text:style-name="T6">Передача сообщений в syslog удобнее для централизованной сборки протоколов. Популярные реализации службы syslog предоставляют возможности сложной фильтрации, копирования и передачи по сети сообщений протоколов, но формат строк сообщений в таких службах может быть разным.</text:span></text:p>
              <text:p text:style-name="P17"><text:span text:style-name="T6">Полный список параметров конфигурации записи событий аудита</text:span><text:span text:style-name="T6"><text:line-break/></text:span><text:span text:style-name="T6">в протокол содержится в документации: </text:span><text:span text:style-name="T33"><text:a xlink:href="https://postgrespro.ru/docs/enterprise/16/pg-proaudit#PG-PROAUDIT-SECURITY-EVENT-LOG-CONFIGURATION-PARAMETERS" xlink:type="simple">https://postgrespro.ru/docs/enterprise/16/pg-proaudit#PG-PROAUDIT-SECURITY-EVENT-LOG-CONFIGURATION-PARAMETERS</text:a></text:span></text:p>
            </draw:text-box>
          </draw:frame>
        </presentation:notes>
      </draw:page>
      <draw:page draw:name="page11" draw:style-name="dp1" draw:master-page-name="master" presentation:presentation-page-layout-name="AL1T1"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9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6"/></text:p>
            <text:p text:style-name="P1"><text:span text:style-name="T16"/></text:p>
            <text:p text:style-name="P1"><text:span text:style-name="T16"/></text:p>
            <text:p text:style-name="P1"><text:span text:style-name="T16"><text:s text:c="11"/></text:span><text:span text:style-name="T16">$ psql</text:span></text:p>
            <text:p text:style-name="P1"><text:span text:style-name="T16"><text:s text:c="11"/></text:span><text:span text:style-name="T16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Итоги</text:span></text:p>
          </draw:text-box>
        </draw:frame>
        <draw:frame presentation:style-name="pr4" draw:text-style-name="P43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5"><text:span text:style-name="T34">Расширение pg_proaudit протоколирует события аудита независимо от обычного журнала сообщений</text:span></text:p>
              </text:list-item>
              <text:list-item>
                <text:p text:style-name="P15"><text:span text:style-name="T34">Аудиту подлежат подключения и отключения, операции</text:span><text:span text:style-name="T34"><text:line-break/></text:span><text:span text:style-name="T34">с объектами баз данных и действия ролей</text:span></text:p>
              </text:list-item>
              <text:list-item>
                <text:p text:style-name="P15"><text:span text:style-name="T34">Журнал аудита может сохраняться как в формате CSV, так и передаваться службе syslog</text:span></text:p>
              </text:list-item>
              <text:list-item>
                <text:p text:style-name="P15"><text:span text:style-name="T34"/></text:p>
                <text:p text:style-name="P15"><text:span text:style-name="T3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" presentation:presentation-page-layout-name="AL1T1"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1">Практика</text:span></text:p>
          </draw:text-box>
        </draw:frame>
        <draw:frame presentation:style-name="pr14" draw:text-style-name="P45" draw:layer="layout" svg:width="25.6cm" svg:height="14.4cm" svg:x="1.2cm" svg:y="4.8cm" presentation:class="outline">
          <draw:text-box>
            <text:list text:style-name="L5">
              <text:list-item>
                <text:list>
                  <text:list-item>
                    <text:p><text:span text:style-name="T35">Настройте аудит для записи в CSV и syslog одновременно.</text:span></text:p>
                  </text:list-item>
                  <text:list-item>
                    <text:p><text:span text:style-name="T35">Включите аудит регистрации ролей и создания таблиц.</text:span></text:p>
                  </text:list-item>
                  <text:list-item>
                    <text:p><text:span text:style-name="T35">Зарегистрируйте новую роль observed1 и настройте аудит подключений и отключений для этой роли.</text:span></text:p>
                  </text:list-item>
                  <text:list-item>
                    <text:p><text:span text:style-name="T35">Создайте таблицу tab1 так, чтобы роль observed1 могла выполнять команды DML с этой таблицей, владельцем таблицы должен быть другой пользователь.</text:span></text:p>
                  </text:list-item>
                  <text:list-item>
                    <text:p><text:span text:style-name="T35">Настройте регистрацию команд DML, выполненных любым пользователем, для таблицы tab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5" draw:text-style-name="P47" draw:layer="layout" svg:width="16.799cm" svg:height="14.087cm" svg:x="2.1cm" svg:y="14.107cm" presentation:class="notes" presentation:user-transformed="true">
            <draw:text-box>
              <text:p text:style-name="P46"><text:span text:style-name="T28">1. После подключения аудита используйте команду ALTER SYSTEM SET pg_proaudit.log_destination = 'csvlog,syslog'; для записи сообщений аудита и в файл и в syslog. Сообщения syslog будут записываться</text:span><text:span text:style-name="T28"><text:line-break/></text:span><text:span text:style-name="T28">в файл /var/log/syslog, для чтения сообщений необходимо в командной строке Bash использовать sudo в сеансе пользователя student.</text:span></text:p>
              <text:p text:style-name="P46"><text:span text:style-name="T28"/></text:p>
              <text:p text:style-name="P46"><text:span text:style-name="T28">2. Для настройки аудита используйте функцию pg_proaudit_set_object.</text:span></text:p>
              <text:p text:style-name="P46"><text:span text:style-name="T28"/></text:p>
              <text:p text:style-name="P46"><text:span text:style-name="T28">В заданиях с 3 по 5 просматривать сообщения аудита в файле CSV нужно в каталоге /var/lib/pgpro/ent-16/pg_proaudit. Это удобно делать из сеанса пользователя ОС postgres, который можно запустить командой </text:span></text:p>
              <text:p text:style-name="P46"><text:span text:style-name="T28">sudo -i -u postgres. Просматривать файл журнала сообщений /var/log/syslog проще всего в сеансе пользователя ОС student</text:span><text:span text:style-name="T28"><text:line-break/></text:span><text:span text:style-name="T28">с помощью команды sudo grep pg_proaudit /var/log/syslog | tail.</text:span></text:p>
              <text:p text:style-name="P46"><text:span text:style-name="T2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adornments="Italic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2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2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2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left="0cm" fo:margin-right="0cm" fo:margin-top="0cm" fo:margin-bottom="0.203cm" fo:text-indent="0cm"/>
      <style:text-properties style:font-name="Liberation Serif1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paragraph-properties fo:margin-top="0cm" fo:margin-bottom="0.152cm"/>
      <style:text-properties style:font-name="Liberation Serif1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2" style:family="presentation" style:parent-style-name="template21-outline1">
      <style:graphic-properties fo:min-height="12.18cm"/>
      <style:paragraph-properties style:writing-mode="lr-tb"/>
    </style:style>
    <style:style style:name="Mpr3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4" style:family="presentation" style:parent-style-name="template21-title">
      <style:graphic-properties draw:auto-grow-height="false" fo:min-height="3.507cm"/>
      <style:paragraph-properties style:writing-mode="lr-tb"/>
    </style:style>
    <style:style style:name="Mpr5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8" style:family="presentation" style:parent-style-name="master-outline1">
      <style:graphic-properties fo:min-height="12.18cm"/>
      <style:paragraph-properties style:writing-mode="lr-tb"/>
    </style:style>
    <style:style style:name="Mpr9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000033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33" loext:opacity="100%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1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5.199cm" svg:height="12.179cm" svg:x="1.2cm" svg:y="4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7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draw:frame draw:style-name="Mgr4" draw:text-style-name="MP10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DD56226970007A4F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" style:page-layout-name="PM1" draw:style-name="Mdp1">
      <draw:custom-shape presentation:style-name="Mpr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8" draw:text-style-name="MP6" draw:layer="backgroundobjects" svg:width="25.6cm" svg:height="14.4cm" svg:x="1.2cm" svg:y="4.8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Second <text:span text:style-name="MT4">Outline</text:span> Level</text:p>
                  <text:list>
                    <text:list-item>
                      <text:p>Third <text:span text:style-name="MT5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0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10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10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FE031BB54EA88CA0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16DT16H9M14S</meta:editing-duration>
    <meta:editing-cycles>999</meta:editing-cycles>
    <meta:generator>LibreOffice/7.3.7.2$Linux_X86_64 LibreOffice_project/30$Build-2</meta:generator>
    <dc:date>2024-12-06T17:59:36.106036075</dc:date>
    <meta:document-statistic meta:object-count="143"/>
    <meta:template xlink:type="simple" xlink:actuate="onRequest" xlink:title="master" xlink:href="../../../../../.config/libreoffice/4/user/template/master.otp" meta:date="2015-06-03T14:43:56.815095550"/>
  </office:meta>
</office:document-meta>
</file>